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elatório Final - Projeto Final de Métodos de Programação</text:span></text:p>
      <text:p text:style-name="P1"/>
      <text:p text:style-name="P2"><text:tab/>Inicialmente, o grupo possuía as intenções de desenvolver um aplicativo para android, utilizando o React Native para o desenvolvimento para essa aplicação. O grupo sentiu bastante dificuldade em desenvolver o aplicativo a partir dessa ferramenta, pois todo o conteúdo base teria ainda que ser entendido por todos os membros para que fosse de fato alcançado algum resultado seguindo essa linha de desenvolvimento. Por essa razão, o grupo escolheu mudar a linha de desenvolvimento, iniciando então a criação do projeto final a partir da linguagem de programação C++, que já era do conhecimento da maioria dos membros do grupo. </text:p>
      <text:p text:style-name="P2"/>
      <text:p text:style-name="P4">O novo Projeto foi então iniciado no dia 29/11, sendo que inicialmente nos juntamos para discutir o que seria desenvolvido no trabalho como um todo. Escolhemos unir os casos de uso de todos os membros e escolher as funcionalidades que mais adequadas ao desenvolvimento do projeto em C++. Devido às limitações gráficas dessa linguagem, o desenvolvimento da aplicação foi feito apenas em código, sem a possibilidade de mostrar uma interface gráfica entre o programa a ser desenvolvido e um possível usuário.</text:p>
      <text:p text:style-name="P4"/>
      <text:p text:style-name="P4">As funcionalidades que o grupo escolheu para serem abordadas no projeto foram: criar e deletar itens no programa, criar e editar listas como um usuário, adicionar e remover itens dessa lista, também como usuário, exibir a lista e apagar uma lista. </text:p>
      <text:p text:style-name="P4"/>
      <text:p text:style-name="P4">Após essa data, ficou decidido que o Jonas prado ficaria responsável por criar o corpo das funções a serem desenvolvidas, e que nós todos nos reuniríamos <text:s/>na sexta feira para começar a dar corpo às funções criadas.</text:p>
      <text:p text:style-name="P4"/>
      <text:p text:style-name="P4">O grupo todo, então, se reuniu no dia 2/12 no laboratório LAICO, dentro do departamento CIC, onde foi realizada uma espécie de dojo day, em que os membros do grupo olhavam o código a ser desenvolvido e davam ideias para o desenvolvimento das funções. Nesse dia, conseguimos implementar as principais funcionalidades do programa, que foram recuperar lista por código, inserir item, adicionar e editar lista de compras. Como não conseguimos implementar todas as funções nesse dia, ficou acordado que o resto das funções a serem desenvolvidas seriam desenvolvidas de maneira individual, de modo que o conceito de pair programming fosse implementado, o que facilitou que os membros conseguissem entender em conjunto o funcionamento do program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381" meta:character-count="2390" meta:non-whitespace-character-count="2011"/>
    <meta:generator>LibreOfficeDev/5.1.0.3$Linux_X86_64 LibreOffice_project/</meta:generator>
  </office:meta>
</office:document-meta>
</file>